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23665" officeooo:paragraph-rsid="0002366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3788a" officeooo:paragraph-rsid="0003788a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3788a" officeooo:paragraph-rsid="0003788a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41a5b" officeooo:paragraph-rsid="00041a5b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officeooo:rsid="0004e348" officeooo:paragraph-rsid="0004e348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officeooo:rsid="0005006f" officeooo:paragraph-rsid="0005006f" style:font-size-asian="13.1000003814697pt" style:font-size-complex="15pt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26pt" officeooo:rsid="00023665" officeooo:paragraph-rsid="00023665" style:font-size-asian="26pt" style:font-size-complex="26pt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3788a" officeooo:paragraph-rsid="0003788a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41a5b" officeooo:paragraph-rsid="00041a5b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ower Défense</text:p>
      <text:p text:style-name="P1"/>
      <text:p text:style-name="P8">Tours : </text:p>
      <text:p text:style-name="P3"/>
      <text:p text:style-name="P5">Tour de Sorcier :</text:p>
      <text:p text:style-name="P5"/>
      <text:p text:style-name="P5"/>
      <text:p text:style-name="P5">Tour longue portée :</text:p>
      <text:p text:style-name="P5"/>
      <text:p text:style-name="P5"/>
      <text:p text:style-name="P5">Caserne :</text:p>
      <text:p text:style-name="P5"/>
      <text:p text:style-name="P5"/>
      <text:p text:style-name="P5">Tour dégât de zone :</text:p>
      <text:p text:style-name="P3"/>
      <text:p text:style-name="P3"/>
      <text:p text:style-name="P9">Ennemis :</text:p>
      <text:p text:style-name="P4"/>
      <text:p text:style-name="P5">Titan</text:p>
      <text:p text:style-name="P5"/>
      <text:p text:style-name="P5">Squelette</text:p>
      <text:p text:style-name="P5"/>
      <text:p text:style-name="P5">Troupe aérienne ( Gargouille?)</text:p>
      <text:p text:style-name="P4"/>
      <text:p text:style-name="P4"/>
      <text:p text:style-name="P9">Sorts :</text:p>
      <text:p text:style-name="P4"/>
      <text:p text:style-name="P4"/>
      <text:p text:style-name="P4"/>
      <text:p text:style-name="P4"/>
      <text:p text:style-name="P9">Vagues d’ennemis :</text:p>
      <text:p text:style-name="P4"/>
      <text:p text:style-name="P6">Vague 1 : 15 squelettes et 15 gobelins ( durée entre chaque spawn d’ennemi : 1 secondes )</text:p>
      <text:p text:style-name="P6"/>
      <text:p text:style-name="P6">Vague 2 :</text:p>
      <text:p text:style-name="P4"/>
      <text:p text:style-name="P4"/>
      <text:p text:style-name="P4"/>
      <text:p text:style-name="P9">Scénario :</text:p>
      <text:p text:style-name="P4"><text:soft-page-break/></text:p>
      <text:p text:style-name="P4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30T13:00:22.983000000</meta:creation-date>
    <dc:date>2024-05-02T16:15:58.955000000</dc:date>
    <meta:editing-duration>P2DT1H28M52S</meta:editing-duration>
    <meta:editing-cycles>5</meta:editing-cycles>
    <meta:generator>LibreOffice/7.2.6.2$Windows_X86_64 LibreOffice_project/b0ec3a565991f7569a5a7f5d24fed7f52653d754</meta:generator>
    <meta:document-statistic meta:table-count="0" meta:image-count="0" meta:object-count="0" meta:page-count="2" meta:paragraph-count="15" meta:word-count="55" meta:character-count="273" meta:non-whitespace-character-count="232"/>
  </office:meta>
</office:document-meta>
</file>